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36" style:family="table">
      <style:table-properties style:width="4.5in" table:align="margins"/>
    </style:style>
    <style:style style:name="Table36.A" style:family="table-column">
      <style:table-column-properties style:column-width="4.5in" style:rel-column-width="65535*"/>
    </style:style>
    <style:style style:name="Table36.A1" style:family="table-cell">
      <style:table-cell-properties fo:padding="0.0382in" fo:border="0.05pt solid #000000"/>
    </style:style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style:text-underline-style="none" fo:font-weight="normal" officeooo:rsid="001096bb" officeooo:paragraph-rsid="001096bb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style:text-underline-style="none" fo:font-weight="normal" officeooo:rsid="001385c6" officeooo:paragraph-rsid="001385c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style:text-underline-style="none" fo:font-weight="normal" officeooo:rsid="001385c6" officeooo:paragraph-rsid="00153935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style:text-underline-style="none" fo:font-weight="normal" officeooo:paragraph-rsid="00153935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style:text-underline-style="none" fo:font-weight="normal" officeooo:paragraph-rsid="0015f1f2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style:text-underline-style="none" fo:font-weight="normal" officeooo:paragraph-rsid="000a5b4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style:text-underline-style="none" fo:font-weight="normal" officeooo:paragraph-rsid="00177e97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style:text-underline-style="none" fo:font-weight="normal" officeooo:rsid="00153935" officeooo:paragraph-rsid="0015393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ourier New" fo:font-size="12pt" style:text-underline-style="none" fo:font-weight="normal" officeooo:rsid="0012f437" officeooo:paragraph-rsid="001385c6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ourier New" fo:font-size="12pt" style:text-underline-style="none" fo:font-weight="normal" officeooo:rsid="0012f437" officeooo:paragraph-rsid="00153935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ourier New" fo:font-size="12pt" style:text-underline-style="none" fo:font-weight="normal" officeooo:rsid="001385c6" officeooo:paragraph-rsid="0015393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ourier New" fo:font-size="12pt" style:text-underline-style="none" fo:font-weight="normal" officeooo:rsid="00153935" officeooo:paragraph-rsid="0015393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ourier New" fo:font-size="12pt" style:text-underline-style="none" fo:font-weight="normal" officeooo:rsid="00153935" officeooo:paragraph-rsid="0015f1f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ourier New" fo:font-size="12pt" style:text-underline-style="none" fo:font-weight="normal" officeooo:rsid="0015f1f2" officeooo:paragraph-rsid="0015f1f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ourier New" fo:font-size="12pt" style:text-underline-style="none" fo:font-weight="normal" officeooo:rsid="00177e97" officeooo:paragraph-rsid="00177e9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ourier New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able_20_Contents">
      <style:text-properties style:font-name="Courier New" fo:font-size="12pt" officeooo:paragraph-rsid="001096bb" style:font-size-asian="12pt" style:font-size-complex="12pt"/>
    </style:style>
    <style:style style:name="P27" style:family="paragraph" style:parent-style-name="Standard" style:list-style-name="L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style:text-underline-style="none" fo:font-weight="normal" officeooo:rsid="001385c6" officeooo:paragraph-rsid="001385c6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 fo:font-size="12pt" style:text-underline-style="none" fo:font-weight="normal" officeooo:paragraph-rsid="001096b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6pt" fo:font-weight="bold" officeooo:rsid="001bcfab" officeooo:paragraph-rsid="001bcfab" style:font-size-asian="16pt" style:font-weight-asian="bold" style:font-size-complex="16pt" style:font-weight-complex="bold"/>
    </style:style>
    <style:style style:name="P34" style:family="paragraph" style:parent-style-name="Standard">
      <style:paragraph-properties fo:break-before="page"/>
      <style:text-properties style:font-name="Arial" fo:font-size="16pt" fo:font-weight="bold" officeooo:rsid="001bcfab" officeooo:paragraph-rsid="001bcfab" style:font-size-asian="16pt" style:font-weight-asian="bold" style:font-size-complex="16pt" style:font-weight-complex="bold"/>
    </style:style>
    <style:style style:name="P3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Arial" fo:font-size="10pt" fo:font-weight="normal" officeooo:rsid="001bcfab" officeooo:paragraph-rsid="001bcfab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Arial" fo:font-size="10pt" fo:font-weight="normal" officeooo:paragraph-rsid="001bcfab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Arial" fo:font-size="10pt" fo:font-weight="normal" officeooo:paragraph-rsid="001d03c8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Arial" fo:font-size="10pt" fo:font-weight="normal" officeooo:paragraph-rsid="001d860b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Arial" fo:font-size="10pt" fo:font-weight="normal" officeooo:rsid="001d860b" officeooo:paragraph-rsid="001d860b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Courier New" fo:font-size="10pt" fo:font-weight="normal" officeooo:paragraph-rsid="001bcfab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Courier New" fo:font-size="10pt" fo:font-weight="normal" officeooo:rsid="001d860b" officeooo:paragraph-rsid="001d860b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>
      <style:paragraph-properties fo:text-align="center"/>
      <style:text-properties fo:font-size="10pt" style:font-size-asian="10pt" style:font-size-complex="10pt"/>
    </style:style>
    <style:style style:name="P47" style:family="paragraph">
      <loext:graphic-properties draw:opacity="0%"/>
      <style:paragraph-properties fo:text-align="center"/>
      <style:text-properties style:font-name="Arial" fo:font-size="10pt" style:font-size-asian="10pt" style:font-size-complex="10pt"/>
    </style:style>
    <style:style style:name="P48" style:family="paragraph">
      <loext:graphic-properties draw:fill-color="#ffffff"/>
      <style:paragraph-properties fo:text-align="center"/>
      <style:text-properties style:font-name="Arial" fo:font-size="10pt" style:font-size-asian="10pt" style:font-size-complex="10pt"/>
    </style:style>
    <style:style style:name="P49" style:family="paragraph">
      <style:paragraph-properties fo:text-align="center"/>
    </style:style>
    <style:style style:name="P50" style:family="paragraph">
      <style:paragraph-properties fo:text-align="center" style:writing-mode="lr-tb"/>
      <style:text-properties style:font-name="Arial"/>
    </style:style>
    <style:style style:name="P51" style:family="paragraph">
      <loext:graphic-properties draw:opacity="0%"/>
      <style:paragraph-properties fo:text-align="center" style:writing-mode="lr-tb"/>
      <style:text-properties style:font-name="Arial"/>
    </style:style>
    <style:style style:name="T1" style:family="text">
      <style:text-properties officeooo:rsid="0018b1cc"/>
    </style:style>
    <style:style style:name="T2" style:family="text">
      <style:text-properties style:font-name="Arial"/>
    </style:style>
    <style:style style:name="T3" style:family="text">
      <style:text-properties style:font-name="Arial" officeooo:rsid="0015f1f2"/>
    </style:style>
    <style:style style:name="T4" style:family="text">
      <style:text-properties style:font-name="Snap ITC" fo:font-size="16pt" style:font-size-asian="16pt" style:font-size-complex="16pt"/>
    </style:style>
    <style:style style:name="T5" style:family="text">
      <style:text-properties style:font-name="Snap ITC" fo:font-size="16pt" officeooo:rsid="001096bb" style:font-size-asian="16pt" style:font-size-complex="16pt"/>
    </style:style>
    <style:style style:name="T6" style:family="text">
      <style:text-properties style:font-name="Snap ITC" fo:font-size="16pt" officeooo:rsid="00177e97" style:font-size-asian="16pt" style:font-size-complex="16pt"/>
    </style:style>
    <style:style style:name="T7" style:family="text">
      <style:text-properties style:font-name="Snap ITC" fo:font-size="16pt" officeooo:rsid="001bcfab" style:font-size-asian="16pt" style:font-size-complex="16pt"/>
    </style:style>
    <style:style style:name="T8" style:family="text">
      <style:text-properties style:font-name="Snap ITC" fo:font-size="16pt" officeooo:rsid="001d860b" style:font-size-asian="16pt" style:font-size-complex="16pt"/>
    </style:style>
    <style:style style:name="T9" style:family="text">
      <style:text-properties style:font-name="Courier New"/>
    </style:style>
    <style:style style:name="T10" style:family="text">
      <style:text-properties style:font-name="Courier New" style:text-underline-style="solid" style:text-underline-width="auto" style:text-underline-color="font-color"/>
    </style:style>
    <style:style style:name="T11" style:family="text">
      <style:text-properties style:font-name="Courier New" officeooo:rsid="0015f1f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98cf4"/>
    </style:style>
    <style:style style:name="T14" style:family="text">
      <style:text-properties officeooo:rsid="000ee3d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53935"/>
    </style:style>
    <style:style style:name="T17" style:family="text">
      <style:text-properties style:text-underline-style="solid" style:text-underline-width="auto" style:text-underline-color="font-color" officeooo:rsid="0015f1f2"/>
    </style:style>
    <style:style style:name="T18" style:family="text">
      <style:text-properties officeooo:rsid="0012f437"/>
    </style:style>
    <style:style style:name="T19" style:family="text">
      <style:text-properties officeooo:rsid="001385c6"/>
    </style:style>
    <style:style style:name="T20" style:family="text">
      <style:text-properties officeooo:rsid="00153935"/>
    </style:style>
    <style:style style:name="T21" style:family="text">
      <style:text-properties officeooo:rsid="0015f1f2"/>
    </style:style>
    <style:style style:name="T22" style:family="text">
      <style:text-properties officeooo:rsid="00177e97"/>
    </style:style>
    <style:style style:name="T23" style:family="text">
      <style:text-properties officeooo:rsid="001bcfab"/>
    </style:style>
    <style:style style:name="T24" style:family="text">
      <style:text-properties officeooo:rsid="001d03c8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d860b"/>
    </style:style>
    <style:style style:name="T28" style:family="text">
      <style:text-properties officeooo:rsid="001ed63b"/>
    </style:style>
    <style:style style:name="T29" style:family="text"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opacity="0%" draw:textarea-horizontal-align="center" draw:textarea-vertical-align="middle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ff0000" draw:marker-start-width="0.2in" draw:marker-end-width="0.2in" draw:fill-color="#ffffff" draw:textarea-horizontal-align="center" draw:textarea-vertical-align="middle" fo:padding-top="0.0201in" fo:padding-bottom="0.0201in" fo:padding-left="0.0201in" fo:padding-right="0.0201in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02in" svg:stroke-color="#ff0000" draw:marker-start-width="0.2in" draw:marker-end-width="0.2in" draw:fill-color="#ffffff" draw:textarea-horizontal-align="center" draw:textarea-vertical-align="middle" fo:padding-top="0.0201in" fo:padding-bottom="0.0201in" fo:padding-left="0.0201in" fo:padding-right="0.0201in" loext:decorative="false" style:run-through="foreground"/>
      <style:paragraph-properties style:writing-mode="lr-tb"/>
    </style:style>
    <style:style style:name="gr5" style:family="graphic">
      <style:graphic-properties svg:stroke-width="0.0402in" svg:stroke-color="#ff0000" draw:marker-start-width="0.2in" draw:marker-end="Arrow" draw:marker-end-width="0.1598in" draw:textarea-horizontal-align="center" draw:textarea-vertical-align="middle" fo:padding-top="0.0201in" fo:padding-bottom="0.0201in" fo:padding-left="0.0201in" fo:padding-right="0.0201in" loext:decorative="false" style:run-through="foreground"/>
    </style:style>
    <style:style style:name="gr6" style:family="graphic">
      <style:graphic-properties draw:opacity="0%" draw:textarea-horizontal-align="justify" draw:textarea-vertical-align="middle" draw:auto-grow-height="false" fo:min-height="0.8965in" fo:min-width="2.5472in" fo:wrap-option="no-wrap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hap title <text:span text:style-name="T27">Arial </text:span>16 pt font</text:p>
      <text:p text:style-name="P3"/>
      <text:p text:style-name="P35">Objectives</text:p>
      <text:list text:style-name="L1">
        <text:list-item>
          <text:p text:style-name="P36"><text:span text:style-name="T23">main text </text:span><text:span text:style-name="T27">A</text:span><text:span text:style-name="T23">rial 10 pt font</text:span>.</text:p>
        </text:list-item>
      </text:list>
      <text:p text:style-name="P5"/>
      <text:p text:style-name="P5"/>
      <text:p text:style-name="P34">Section title <text:span text:style-name="T27">Arial </text:span>16 pt </text:p>
      <text:p text:style-name="P42"/>
      <text:p text:style-name="P37"><text:span text:style-name="T28">One blank line (10 pt) after section title. </text:span>Beginning of this section.</text:p>
      <table:table table:name="Table36" table:style-name="Table36">
        <table:table-column table:style-name="Table36.A"/>
        <table:table-header-rows>
          <table:table-row>
            <table:table-cell table:style-name="Table36.A1" office:value-type="string">
              <text:p text:style-name="P43"><text:span text:style-name="T23">code template 10 pt</text:span></text:p>
            </table:table-cell>
          </table:table-row>
        </table:table-header-rows>
      </table:table>
      <text:p text:style-name="P38"/>
      <text:p text:style-name="P40"><text:span text:style-name="T24">One blank line between paragraphs. </text:span><text:span text:style-name="T23">Main text 10 pt. For emphasis: </text:span><text:span text:style-name="T27">use</text:span></text:p>
      <text:p text:style-name="P40"><text:span text:style-name="T8">blah blah blah</text:span><text:span text:style-name="T4"> </text:span><text:span text:style-name="T8">Snap ITC </text:span><text:span text:style-name="T7">16 pt</text:span><text:span text:style-name="T25">. </text:span><text:span text:style-name="T27">Two blank lines before and after an exercise.</text:span></text:p>
      <text:p text:style-name="P39"/>
      <text:p text:style-name="P40"/>
      <text:p text:style-name="P40"><text:span text:style-name="T26">Exercise.</text:span> <text:span text:style-name="T28">Two blank lines before and after an exercise. </text:span><text:span text:style-name="T27">Bold the word exercise. </text:span>Does it work?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44">print 1 + 2</text:p>
            </table:table-cell>
          </table:table-row>
        </table:table-header-rows>
      </table:table>
      <text:p text:style-name="P41">End of this exercise</text:p>
      <text:p text:style-name="P40"/>
      <text:p text:style-name="P40"/>
      <text:p text:style-name="P40"><draw:ellipse text:anchor-type="paragraph" draw:z-index="3" draw:name="Shape1" draw:style-name="gr1" draw:text-style-name="P47" svg:width="2.2831in" svg:height="0.8217in" svg:x="4.6811in" svg:y="0.0465in"><text:p text:style-name="P46"><text:span text:style-name="T29">bubble template</text:span></text:p></draw:ellipse><text:span text:style-name="T26">Exercise.</text:span> <text:span text:style-name="T27">What is the 1 + 2 * 3?</text:span></text:p>
      <text:p text:style-name="P40"/>
      <text:p text:style-name="P40"/>
      <text:p text:style-name="P40"><draw:g text:anchor-type="paragraph" draw:z-index="1" draw:name="Shape 2" draw:style-name="gr3"><draw:rect draw:style-name="gr4" draw:text-style-name="P48" svg:width="2.1043in" svg:height="0.6461in" svg:x="4.8594in" svg:y="2.0327in"><text:p text:style-name="P46"><text:span text:style-name="T29">Margin box with arrow</text:span></text:p></draw:rect><draw:line draw:style-name="gr5" draw:text-style-name="P49" svg:x1="4.8701in" svg:y1="2.3555in" svg:x2="1.8283in" svg:y2="2.3555in"><text:p/></draw:line></draw:g><draw:rect text:anchor-type="paragraph" draw:z-index="2" draw:name="Shape 3" draw:style-name="gr2" draw:text-style-name="P48" svg:width="2.0823in" svg:height="0.6421in" svg:x="4.8701in" svg:y="2.9972in"><text:p text:style-name="P46"><text:span text:style-name="T29">Margin box</text:span></text:p></draw:rect><draw:custom-shape text:anchor-type="paragraph" draw:z-index="0" draw:name="Shape2" draw:style-name="gr6" draw:text-style-name="P51" svg:width="2.7504in" svg:height="0.9677in" svg:x="4.5264in" svg:y="0.5673in"><text:p text:style-name="P50"><text:span text:style-name="T29">Speech bubble template</text:span><text:span text:style-name="T2">:</text:span></text:p><draw:enhanced-geometry svg:viewBox="0 0 21600 21600" draw:text-areas="800 800 20800 20800" draw:type="round-rectangular-callout" draw:modifiers="479.878818480182 28805.16499282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27">Back to normal tes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8b1cc"/>
    </style:style>
    <style:style style:name="MT2" style:family="text">
      <style:text-properties officeooo:rsid="001bcfab"/>
    </style:style>
    <style:style style:name="MT3" style:family="text">
      <style:text-properties officeooo:rsid="001d860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<text:span text:style-name="MT1">3</text:span> <text:s text:c="17"/><text:tab/><text:span text:style-name="MT2">Chap title </text:span><text:span text:style-name="MT3">Arial </text:span><text:span text:style-name="MT2">10 pt font</text:span></text:p>
      </style:header>
      <style:footer>
        <text:p text:style-name="MP2">©Yihsiang Liow <text:tab/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Yihsiang Liow</meta:initial-creator>
    <meta:creation-date>2005-12-14T10:14:39</meta:creation-date>
    <dc:date>2024-07-15T11:46:01.048000000</dc:date>
    <dc:language>en-US</dc:language>
    <meta:editing-cycles>890</meta:editing-cycles>
    <meta:editing-duration>P4DT18H58M9S</meta:editing-duration>
    <meta:document-statistic meta:table-count="2" meta:image-count="0" meta:object-count="0" meta:page-count="2" meta:paragraph-count="15" meta:word-count="115" meta:character-count="601" meta:non-whitespace-character-count="482"/>
    <meta:user-defined meta:name="Info 1"/>
    <meta:user-defined meta:name="Info 2"/>
    <meta:user-defined meta:name="Info 3"/>
    <meta:user-defined meta:name="Info 4"/>
  </office:meta>
</office:document-meta>
</file>